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7a30"/>
    </style:style>
    <style:style style:name="T1" style:family="text">
      <style:text-properties officeooo:rsid="00147a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dos de SC em formato Geojson</text:span></text:p>
      <text:p text:style-name="P1">https://github.com/tbrugz/geodata-br/blob/master/README.m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14:19:23.135769631</meta:creation-date>
    <dc:date>2025-10-04T09:50:40.129220004</dc:date>
    <meta:editing-duration>PT19M13S</meta:editing-duration>
    <meta:editing-cycles>1</meta:editing-cycles>
    <meta:document-statistic meta:table-count="0" meta:image-count="0" meta:object-count="0" meta:page-count="1" meta:paragraph-count="2" meta:word-count="7" meta:character-count="88" meta:non-whitespace-character-count="83"/>
    <meta:generator>LibreOffice/25.2.6.2$Linux_X86_64 LibreOffice_project/40d1a0e1d5bdf1afaeae24d9ece32bbb00fa66a4</meta:generator>
  </office:meta>
</office:document-meta>
</file>